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8276" officeooo:paragraph-rsid="00118276"/>
    </style:style>
    <style:style style:name="P2" style:family="paragraph" style:parent-style-name="Standard">
      <style:text-properties fo:language="es" fo:country="ES" fo:font-weight="bold" officeooo:rsid="0017cd16" officeooo:paragraph-rsid="0017cd16" style:font-weight-asian="bold" style:font-weight-complex="bold"/>
    </style:style>
    <style:style style:name="P3" style:family="paragraph" style:parent-style-name="Standard">
      <style:text-properties fo:language="es" fo:country="ES" fo:font-weight="bold" officeooo:rsid="000e2dc1" officeooo:paragraph-rsid="0014109b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0e2dc1" officeooo:paragraph-rsid="000e2dc1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0e2dc1" officeooo:paragraph-rsid="0018034c" style:font-weight-asian="bold" style:font-weight-complex="bold"/>
    </style:style>
    <style:style style:name="P6" style:family="paragraph" style:parent-style-name="Standard">
      <style:text-properties fo:language="es" fo:country="ES" fo:font-weight="bold" officeooo:rsid="000fb54c" officeooo:paragraph-rsid="000fb54c" style:font-weight-asian="bold" style:font-weight-complex="bold"/>
    </style:style>
    <style:style style:name="P7" style:family="paragraph" style:parent-style-name="Standard">
      <style:text-properties fo:language="es" fo:country="ES" fo:font-weight="bold" officeooo:rsid="00114f61" officeooo:paragraph-rsid="00114f61" style:font-weight-asian="bold" style:font-weight-complex="bold"/>
    </style:style>
    <style:style style:name="P8" style:family="paragraph" style:parent-style-name="Standard">
      <style:text-properties fo:language="es" fo:country="ES" officeooo:rsid="000e2dc1" officeooo:paragraph-rsid="0014109b"/>
    </style:style>
    <style:style style:name="P9" style:family="paragraph" style:parent-style-name="Standard">
      <style:text-properties fo:language="es" fo:country="ES" officeooo:rsid="000e2dc1" officeooo:paragraph-rsid="000e2dc1"/>
    </style:style>
    <style:style style:name="P10" style:family="paragraph" style:parent-style-name="Standard">
      <style:text-properties fo:language="es" fo:country="ES" officeooo:paragraph-rsid="000e2dc1"/>
    </style:style>
    <style:style style:name="P11" style:family="paragraph" style:parent-style-name="Standard">
      <style:text-properties fo:language="es" fo:country="ES" officeooo:rsid="000fb54c" officeooo:paragraph-rsid="000fb54c"/>
    </style:style>
    <style:style style:name="P12" style:family="paragraph" style:parent-style-name="Standard">
      <style:text-properties fo:language="es" fo:country="ES" officeooo:rsid="000fb54c" officeooo:paragraph-rsid="001ca4f7"/>
    </style:style>
    <style:style style:name="P13" style:family="paragraph" style:parent-style-name="Standard">
      <style:text-properties fo:language="es" fo:country="ES" officeooo:paragraph-rsid="0018034c"/>
    </style:style>
    <style:style style:name="P14" style:family="paragraph" style:parent-style-name="Standard">
      <style:text-properties fo:language="es" fo:country="ES" fo:font-weight="normal" officeooo:rsid="000fb54c" officeooo:paragraph-rsid="0018034c" style:font-weight-asian="normal" style:font-weight-complex="normal"/>
    </style:style>
    <style:style style:name="P15" style:family="paragraph" style:parent-style-name="Standard">
      <style:text-properties fo:language="es" fo:country="ES" officeooo:rsid="00118276" officeooo:paragraph-rsid="000fb54c"/>
    </style:style>
    <style:style style:name="P16" style:family="paragraph" style:parent-style-name="Standard">
      <style:text-properties fo:language="es" fo:country="ES" officeooo:rsid="00118276" officeooo:paragraph-rsid="00118276"/>
    </style:style>
    <style:style style:name="P17" style:family="paragraph" style:parent-style-name="Standard">
      <style:text-properties officeooo:paragraph-rsid="001b2ee7"/>
    </style:style>
    <style:style style:name="T1" style:family="text">
      <style:text-properties officeooo:rsid="000e2dc1"/>
    </style:style>
    <style:style style:name="T2" style:family="text">
      <style:text-properties officeooo:rsid="000fb54c"/>
    </style:style>
    <style:style style:name="T3" style:family="text">
      <style:text-properties officeooo:rsid="0011827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d9e1"/>
    </style:style>
    <style:style style:name="T6" style:family="text">
      <style:text-properties fo:font-weight="normal" officeooo:rsid="000e2dc1" style:font-weight-asian="normal" style:font-weight-complex="normal"/>
    </style:style>
    <style:style style:name="T7" style:family="text">
      <style:text-properties fo:font-weight="normal" officeooo:rsid="000fb54c" style:font-weight-asian="normal" style:font-weight-complex="normal"/>
    </style:style>
    <style:style style:name="T8" style:family="text">
      <style:text-properties officeooo:rsid="0018034c"/>
    </style:style>
    <style:style style:name="T9" style:family="text">
      <style:text-properties fo:language="es" fo:country="ES"/>
    </style:style>
    <style:style style:name="T10" style:family="text">
      <style:text-properties fo:language="es" fo:country="ES" officeooo:rsid="000fb54c"/>
    </style:style>
    <style:style style:name="T11" style:family="text">
      <style:text-properties fo:language="es" fo:country="ES" officeooo:rsid="001b2ee7"/>
    </style:style>
    <style:style style:name="T12" style:family="text">
      <style:text-properties fo:language="es" fo:country="ES" officeooo:rsid="001b2ee7" style:font-name-asian="Sans Serif" style:font-name-complex="Sans Serif"/>
    </style:style>
    <style:style style:name="T13" style:family="text">
      <style:text-properties officeooo:rsid="0019b9ca"/>
    </style:style>
    <style:style style:name="T14" style:family="text">
      <style:text-properties fo:color="#000080" style:font-name="Sans Serif" fo:font-size="9pt" officeooo:rsid="001b2ee7" style:font-name-asian="Sans Serif" style:font-size-asian="9pt" style:font-name-complex="Sans Serif" style:font-size-complex="9pt"/>
    </style:style>
    <style:style style:name="T15" style:family="text">
      <style:text-properties fo:color="#000080" style:font-name="Sans Serif" fo:font-size="9pt" fo:language="es" fo:country="ES" officeooo:rsid="001b2ee7" style:font-name-asian="Sans Serif" style:font-size-asian="9pt" style:font-name-complex="Sans Serif" style:font-size-complex="9pt"/>
    </style:style>
    <style:style style:name="T16" style:family="text">
      <style:text-properties style:font-name="Sans Serif" fo:font-size="9pt" fo:language="es" fo:country="ES" officeooo:rsid="001b2ee7" style:font-name-asian="Sans Serif" style:font-size-asian="9pt" style:font-name-complex="Sans Serif" style:font-size-complex="9pt"/>
    </style:style>
    <style:style style:name="T17" style:family="text">
      <style:text-properties fo:color="#000000" style:font-name="Liberation Serif" fo:font-size="12pt" fo:language="es" fo:country="ES" officeooo:rsid="001b2ee7" style:font-name-asian="Sans Serif" style:font-size-asian="12pt" style:font-name-complex="Sans Serif" style:font-size-complex="12pt"/>
    </style:style>
    <style:style style:name="T18" style:family="text">
      <style:text-properties officeooo:rsid="001b764c"/>
    </style:style>
    <style:style style:name="T19" style:family="text">
      <style:text-properties officeooo:rsid="001ca4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drés Cárdenas Pardo</text:p>
      <text:p text:style-name="P3"/>
      <text:p text:style-name="P8"><text:span text:style-name="T4">Titulo del Proyecto</text:span>: </text:p>
      <text:p text:style-name="P8">Sun4all</text:p>
      <text:p text:style-name="P9"/>
      <text:p text:style-name="P4">Lista de requisitos funcionales :</text:p>
      <text:p text:style-name="P10"><text:span text:style-name="T2"/></text:p>
      <text:p text:style-name="P10"><text:span text:style-name="T1">* Versa sobre encontrar manchas solares e</text:span><text:span text:style-name="T2">n fotos del sol</text:span></text:p>
      <text:p text:style-name="P10"><text:span text:style-name="T2">* </text:span><text:span text:style-name="T8">Visualiza las imágenes </text:span><text:span text:style-name="T13">dinamicamente</text:span><text:span text:style-name="T8"> en Internet, sin guardarlas</text:span></text:p>
      <text:p text:style-name="P10"><text:span text:style-name="T8">* Se p</text:span><text:span text:style-name="T13">uede</text:span><text:span text:style-name="T8"> hacer zoom y moverse por la imagen</text:span></text:p>
      <text:p text:style-name="P10"><text:span text:style-name="T8">* Permit</text:span><text:span text:style-name="T13">e</text:span><text:span text:style-name="T8"> añadir puntos(coordenadas) donde el usuario vea manchas solares.</text:span></text:p>
      <text:p text:style-name="P10"><text:span text:style-name="T8">* Permit</text:span><text:span text:style-name="T13">e</text:span><text:span text:style-name="T8"> borrar puntos(coordenadas)</text:span></text:p>
      <text:p text:style-name="P10"><text:span text:style-name="T8">* Permit</text:span><text:span text:style-name="T13">e</text:span><text:span text:style-name="T8"> reiniciar la tarea, borrando todos los puntos y restableciendo el zoom</text:span></text:p>
      <text:p text:style-name="P10"><text:span text:style-name="T8">* Se p</text:span><text:span text:style-name="T13">uede</text:span><text:span text:style-name="T8"> invertir el color de la imagen y el diseño de la interfaz en general.</text:span></text:p>
      <text:p text:style-name="P10"><text:span text:style-name="T8">* M</text:span><text:span text:style-name="T13">uestra</text:span><text:span text:style-name="T8"> al usuario en nº de manchas encontradas en la tarea actual</text:span></text:p>
      <text:p text:style-name="P13"><text:span text:style-name="T8">* Disponible en 4 idiomas (inglés, francés, italiano, español), seleccionando el usado en el dispositivo automáticamente(ingles predeterminado si el dispositivo no usa ninguno de los otros 3)</text:span></text:p>
      <text:p text:style-name="P13"><text:span text:style-name="T8">* </text:span><text:span text:style-name="T13">Envía los datos de la imagen y los puntos encontrados a un servidor en Internet.</text:span></text:p>
      <text:p text:style-name="P13"><text:span text:style-name="T13">* Posibilita iniciar una nueva tarea al finalizar la tarea actual.</text:span></text:p>
      <text:p text:style-name="P13"><text:span text:style-name="T13"/></text:p>
      <text:p text:style-name="P5">Lista de requisitos no funcionales:</text:p>
      <text:p text:style-name="P5"/>
      <text:p text:style-name="P13"><text:span text:style-name="T6">* El proyecto se desarrolla para la plataforma </text:span><text:span text:style-name="T7">Android</text:span></text:p>
      <text:p text:style-name="P14"><text:span text:style-name="T2">* El proyecto deberá ser similar al de la pagina web de socientize.sun4all</text:span></text:p>
      <text:p text:style-name="P11"/>
      <text:p text:style-name="P6">Presupuesto detallado: </text:p>
      <text:p text:style-name="P11">* <text:span text:style-name="T19">M</text:span>ano de obra <text:span text:style-name="T3">20</text:span>€/hora-&gt;proyecto de <text:span text:style-name="T3">200 </text:span><text:span text:style-name="T18">h</text:span>oras-&gt;<text:span text:style-name="T3">4000</text:span>€</text:p>
      <text:p text:style-name="P12">* <text:span text:style-name="T18">Material</text:span><text:span text:style-name="T5"> </text:span><text:span text:style-name="T18">100</text:span><text:span text:style-name="T5">0€</text:span></text:p>
      <text:p text:style-name="P12"><text:span text:style-name="T5">* </text:span><text:span text:style-name="T19">O</text:span><text:span text:style-name="T18">tros</text:span><text:span text:style-name="T5"> </text:span><text:span text:style-name="T18">500</text:span><text:span text:style-name="T3">€</text:span></text:p>
      <text:p text:style-name="P11"/>
      <text:p text:style-name="P6">Planificación temporal de tareas con un Diagrama de Gantt:</text:p>
      <text:p text:style-name="P11">*<text:span text:style-name="T3">Uso GitHub 6h</text:span></text:p>
      <text:p text:style-name="P15">*Aspecto <text:span text:style-name="T8">aplicación</text:span> 7h</text:p>
      <text:p text:style-name="P15">*funcionalidad botones 40h</text:p>
      <text:p text:style-name="P1">*<text:span text:style-name="T9">funcionalidad movimiento imagen (movimiento, zoom, limitar bordes)40h</text:span></text:p>
      <text:p text:style-name="P16">*funcionalidad dibujar/borrar en imagen y guardar puntos 40h</text:p>
      <text:p text:style-name="P16">*funcionalidad multi<text:span text:style-name="T13">-</text:span>idioma(francés, inglés, italiano, español) 12h</text:p>
      <text:p text:style-name="P16">*funcionalidad mover puntos al mover imagen(en proceso)12h+</text:p>
      <text:p text:style-name="P16">*funcionalidad Descarga de <text:span text:style-name="T8">imágenes</text:span>(en proceso) 6h+</text:p>
      <text:p text:style-name="P16"/>
      <text:p text:style-name="P16"/>
      <text:p text:style-name="P7">Especificaciones técnicas del proyecto</text:p>
      <text:p text:style-name="P17"><text:span text:style-name="T11"/></text:p>
      <text:p text:style-name="P17"><text:span text:style-name="T11">Se ha usado el entorno de desarrollo Eclipse Luna </text:span><text:a xlink:type="simple" xlink:href="http://eclipse.org/"><text:span text:style-name="T14">http://eclipse.org/</text:span></text:a><text:span text:style-name="T14"> </text:span><text:span text:style-name="T11">junto con Android Developer Tools (ADT package) version 23,0,2,12359578</text:span><text:span text:style-name="T16"> </text:span><text:a xlink:type="simple" xlink:href="http://developer.android.com/">http://developer.android.com</text:a><text:span text:style-name="T15">,</text:span><text:span text:style-name="T17"> el sistema operativo openSuse 12,3 (x86_64), Gimp 2.8, una base de datos de la compañía, servidores de la compañí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editing-cycles>13</meta:editing-cycles>
    <meta:creation-date>2008-08-22T11:41:04</meta:creation-date>
    <dc:date>2014-11-26T13:41:39</dc:date>
    <meta:editing-duration>PT43M13S</meta:editing-duration>
    <meta:document-statistic meta:table-count="0" meta:image-count="0" meta:object-count="0" meta:page-count="1" meta:paragraph-count="33" meta:word-count="290" meta:character-count="1944" meta:non-whitespace-character-count="1685"/>
  </office:meta>
</office:document-meta>
</file>